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</style:style>
    <style:style style:name="ce3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qrコードを作ってそれを機会にかざすとチケットが出てくる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 映画の名前 日付　時間　席番号　をqrに入れる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取り消しもできるようにする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お金の処理はまた今度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映画選択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日付選択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時間選択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席選択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チケット発行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取り消し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映画選択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日付時間選択に飛ぶ</text:p>
          </table:table-cell>
          <table:table-cell/>
          <table:table-cell office:value-type="string" calcext:value-type="string">
            <text:p>/days</text:p>
          </table:table-cell>
        </table:table-row>
        <table:table-row table:style-name="ro1">
          <table:table-cell office:value-type="string" calcext:value-type="string">
            <text:p><text:span text:style-name="T1">日付時間</text:span>選択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席選択に飛ぶ</text:p>
          </table:table-cell>
          <table:table-cell/>
          <table:table-cell office:value-type="string" calcext:value-type="string">
            <text:p>/seat</text:p>
          </table:table-cell>
        </table:table-row>
        <table:table-row table:style-name="ro1">
          <table:table-cell office:value-type="string" calcext:value-type="string">
            <text:p>席選択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チケット発行ページに飛ぶ</text:p>
          </table:table-cell>
          <table:table-cell/>
          <table:table-cell office:value-type="string" calcext:value-type="string">
            <text:p>/ticke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あとで全部にtry-catchをつける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nectSQL:sqlに関するあれこ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ler:ページの遷移や、表示するhtmlを決め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MovieStatus:MovieStatusデータベースのデータを保管するときに使う器（データクラス）</text:p>
          </table:table-cell>
          <table:table-cell table:number-columns-repeated="2"/>
        </table:table-row>
        <table:table-row table:style-name="ro1" table:number-rows-repeated="18">
          <table:table-cell table:number-columns-repeated="3"/>
        </table:table-row>
        <table:table-row table:style-name="ro1">
          <table:table-cell office:value-type="string" calcext:value-type="string">
            <text:p>データテーブ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ieStatus 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Vseat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acant s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t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vacant</text:p>
          </table:table-cell>
          <table:table-cell office:value-type="string" calcext:value-type="string">
            <text:p>boolea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00/00/00</text:date>, <text:time style:data-style-name="N2" text:time-value="09:10:58.636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9T14:29:08.506000000</meta:creation-date>
    <meta:generator>LibreOffice/6.4.4.2$Windows_X86_64 LibreOffice_project/3d775be2011f3886db32dfd395a6a6d1ca2630ff</meta:generator>
    <dc:date>2020-08-25T09:11:11.776000000</dc:date>
    <meta:editing-duration>PT3H8M21S</meta:editing-duration>
    <meta:editing-cycles>15</meta:editing-cycles>
    <meta:document-statistic meta:table-count="1" meta:cell-count="38" meta:object-count="0"/>
  </office:meta>
</office:document-meta>
</file>